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ff66" draw:textarea-horizontal-align="justify" draw:textarea-vertical-align="middle" draw:auto-grow-height="false" fo:min-height="2.15cm" fo:min-width="18.5cm"/>
    </style:style>
    <style:style style:name="gr2" style:family="graphic" style:parent-style-name="standard">
      <style:graphic-properties draw:textarea-horizontal-align="justify" draw:textarea-vertical-align="middle" draw:auto-grow-height="false" fo:min-height="0.862cm" fo:min-width="0.9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4.95cm" fo:min-width="16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cm" fo:min-width="0.464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cm" fo:min-width="0.55cm"/>
    </style:style>
    <style:style style:name="gr8" style:family="graphic" style:parent-style-name="standard">
      <style:graphic-properties draw:fill-color="#999999" draw:textarea-horizontal-align="justify" draw:textarea-vertical-align="middle" draw:auto-grow-height="false" fo:min-height="5.35cm" fo:min-width="17.4cm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2.05cm" fo:min-width="18.5cm"/>
    </style:style>
    <style:style style:name="gr10" style:family="graphic" style:parent-style-name="standard">
      <style:graphic-properties draw:textarea-horizontal-align="justify" draw:textarea-vertical-align="middle" draw:auto-grow-height="false" fo:min-height="6.15cm" fo:min-width="12.7cm"/>
    </style:style>
    <style:style style:name="gr11" style:family="graphic" style:parent-style-name="standard">
      <style:graphic-properties draw:textarea-horizontal-align="justify" draw:textarea-vertical-align="middle" draw:auto-grow-height="false" fo:min-height="5.55cm" fo:min-width="15.5cm"/>
    </style:style>
    <style:style style:name="gr12" style:family="graphic" style:parent-style-name="standard">
      <style:graphic-properties draw:textarea-horizontal-align="justify" draw:textarea-vertical-align="middle" draw:auto-grow-height="false" fo:min-height="2.75cm" fo:min-width="15.9cm"/>
    </style:style>
    <style:style style:name="gr13" style:family="graphic" style:parent-style-name="standard">
      <style:graphic-properties draw:textarea-horizontal-align="justify" draw:textarea-vertical-align="middle" draw:auto-grow-height="false" fo:min-height="3.95cm" fo:min-width="15.9cm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2.65cm" fo:min-width="3.1cm"/>
    </style:style>
    <style:style style:name="gr15" style:family="graphic" style:parent-style-name="standard">
      <style:graphic-properties draw:fill-color="#b2b2b2" draw:textarea-horizontal-align="justify" draw:textarea-vertical-align="middle" draw:auto-grow-height="false" fo:min-height="1.95cm" fo:min-width="8.6cm"/>
    </style:style>
    <style:style style:name="gr16" style:family="graphic" style:parent-style-name="standard">
      <style:graphic-properties draw:fill-color="#808080" draw:textarea-horizontal-align="justify" draw:textarea-vertical-align="middle" draw:auto-grow-height="false" fo:min-height="1.05cm" fo:min-width="16.9cm"/>
    </style:style>
    <style:style style:name="gr17" style:family="graphic" style:parent-style-name="standard">
      <style:graphic-properties draw:textarea-horizontal-align="justify" draw:textarea-vertical-align="middle" draw:auto-grow-height="false" fo:min-height="2.45cm" fo:min-width="14.7cm"/>
    </style:style>
    <style:style style:name="gr18" style:family="graphic" style:parent-style-name="standard">
      <style:graphic-properties draw:textarea-horizontal-align="justify" draw:textarea-vertical-align="middle" draw:auto-grow-height="false" fo:min-height="4.15cm" fo:min-width="16.9cm"/>
    </style:style>
    <style:style style:name="gr19" style:family="graphic" style:parent-style-name="standard">
      <style:graphic-properties draw:textarea-horizontal-align="justify" draw:textarea-vertical-align="middle" draw:auto-grow-height="false" fo:min-height="4.15cm" fo:min-width="16.9cm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2.05cm" fo:min-width="18.5cm"/>
    </style:style>
    <style:style style:name="gr21" style:family="graphic" style:parent-style-name="standard">
      <style:graphic-properties draw:textarea-horizontal-align="justify" draw:textarea-vertical-align="middle" draw:auto-grow-height="false" fo:min-height="17.85cm" fo:min-width="15.4cm"/>
    </style:style>
    <style:style style:name="P1" style:family="paragraph">
      <loext:graphic-properties draw:fill-color="#66ff6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2.4cm" svg:x="1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.6cm" svg:height="1.2cm" svg:x="17.7cm" svg:y="1.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3" draw:layer="layout" svg:width="2.339cm" svg:height="0.962cm" svg:x="1.9cm" svg:y="1.8cm">
          <draw:text-box>
            <text:p>TITRE</text:p>
          </draw:text-box>
        </draw:frame>
        <draw:custom-shape draw:style-name="gr4" draw:text-style-name="P2" draw:layer="layout" svg:width="16.6cm" svg:height="5.2cm" svg:x="2.2cm" svg:y="4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3" draw:layer="layout" svg:width="1.6cm" svg:height="0.962cm" svg:x="9.7cm" svg:y="7cm">
          <draw:text-box>
            <text:p>top</text:p>
          </draw:text-box>
        </draw:frame>
        <draw:custom-shape draw:style-name="gr6" draw:text-style-name="P4" draw:layer="layout" svg:width="1.1cm" svg:height="0.5cm" svg:x="2.7cm" svg:y="7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.2cm" svg:height="0.5cm" svg:x="16.7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17.9cm" svg:height="5.6cm" svg:x="1.55cm" svg:y="12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draw:layer="layout" svg:width="19cm" svg:height="2.3cm" svg:x="1cm" svg:y="26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2.123cm" svg:height="0.962cm" svg:x="9.477cm" svg:y="27.2cm">
          <draw:text-box>
            <text:p>footer</text:p>
          </draw:text-box>
        </draw:frame>
        <draw:frame draw:style-name="gr3" draw:text-style-name="P3" draw:layer="layout" svg:width="3.986cm" svg:height="0.962cm" svg:x="8.507cm" svg:y="14.7cm">
          <draw:text-box>
            <text:p>presentation</text:p>
          </draw:text-box>
        </draw:frame>
      </draw:page>
      <draw:page draw:name="page2" draw:style-name="dp1" draw:master-page-name="Standard">
        <draw:custom-shape draw:style-name="gr1" draw:text-style-name="P1" draw:layer="layout" svg:width="19cm" svg:height="2.4cm" svg:x="1.001cm" svg:y="1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2.339cm" svg:height="0.962cm" svg:x="1.901cm" svg:y="1.8cm">
          <draw:text-box>
            <text:p>TITRE</text:p>
          </draw:text-box>
        </draw:frame>
        <draw:custom-shape draw:style-name="gr2" draw:text-style-name="P2" draw:layer="layout" svg:width="1.6cm" svg:height="1.2cm" svg:x="17.701cm" svg:y="1.6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2" draw:layer="layout" svg:width="13.2cm" svg:height="6.4cm" svg:x="3.9cm" svg:y="5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2.335cm" svg:height="0.962cm" svg:x="8.665cm" svg:y="4.238cm">
          <draw:text-box>
            <text:p>NAME</text:p>
          </draw:text-box>
        </draw:frame>
        <draw:custom-shape draw:style-name="gr11" draw:text-style-name="P2" draw:layer="layout" svg:width="16cm" svg:height="5.8cm" svg:x="2.5cm" svg:y="19.6cm">
          <text:p text:style-name="P2">Description of produ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draw:layer="layout" svg:width="19cm" svg:height="2.3cm" svg:x="1.001cm" svg:y="26.4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2.123cm" svg:height="0.962cm" svg:x="9.478cm" svg:y="27.2cm">
          <draw:text-box>
            <text:p>footer</text:p>
          </draw:text-box>
        </draw:frame>
        <draw:custom-shape draw:style-name="gr12" draw:text-style-name="P2" draw:layer="layout" svg:width="16.4cm" svg:height="3cm" svg:x="2.3cm" svg:y="13.9cm">
          <text:p text:style-name="P2">Prix etc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3" draw:style-name="dp1" draw:master-page-name="Standard">
        <draw:custom-shape draw:style-name="gr1" draw:text-style-name="P1" draw:layer="layout" svg:width="19cm" svg:height="2.4cm" svg:x="1.001cm" svg:y="1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2.339cm" svg:height="0.962cm" svg:x="1.902cm" svg:y="1.8cm">
          <draw:text-box>
            <text:p>TITRE</text:p>
          </draw:text-box>
        </draw:frame>
        <draw:custom-shape draw:style-name="gr2" draw:text-style-name="P2" draw:layer="layout" svg:width="1.6cm" svg:height="1.2cm" svg:x="17.702cm" svg:y="1.60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3" draw:layer="layout" svg:width="2.259cm" svg:height="0.962cm" svg:x="9cm" svg:y="4.5cm">
          <draw:text-box>
            <text:p>panier</text:p>
          </draw:text-box>
        </draw:frame>
        <draw:custom-shape draw:style-name="gr13" draw:text-style-name="P2" draw:layer="layout" svg:width="16.4cm" svg:height="4.2cm" svg:x="2.3cm" svg:y="7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6" draw:layer="layout" svg:width="3.6cm" svg:height="2.9cm" svg:x="2.9cm" svg:y="7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7" draw:layer="layout" svg:width="9.1cm" svg:height="2.2cm" svg:x="7.9cm" svg:y="8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2" draw:layer="layout" svg:width="16.4cm" svg:height="4.2cm" svg:x="2.3cm" svg:y="12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6" draw:layer="layout" svg:width="3.6cm" svg:height="2.9cm" svg:x="2.8cm" svg:y="12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7" draw:layer="layout" svg:width="9.1cm" svg:height="2.2cm" svg:x="7.9cm" svg:y="13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2" draw:layer="layout" svg:width="16.4cm" svg:height="4.2cm" svg:x="2.3cm" svg:y="17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6" draw:layer="layout" svg:width="3.6cm" svg:height="2.9cm" svg:x="2.8cm" svg:y="17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7" draw:layer="layout" svg:width="9.1cm" svg:height="2.2cm" svg:x="8cm" svg:y="1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draw:layer="layout" svg:width="19cm" svg:height="2.3cm" svg:x="1.002cm" svg:y="26.4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2.123cm" svg:height="0.962cm" svg:x="9.479cm" svg:y="27.2cm">
          <draw:text-box>
            <text:p>footer</text:p>
          </draw:text-box>
        </draw:frame>
        <draw:custom-shape draw:style-name="gr16" draw:text-style-name="P8" draw:layer="layout" svg:width="17.4cm" svg:height="1.3cm" svg:x="1.8cm" svg:y="23.2cm">
          <text:p text:style-name="P2">Prix total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4" draw:style-name="dp1" draw:master-page-name="Standard">
        <draw:custom-shape draw:style-name="gr1" draw:text-style-name="P1" draw:layer="layout" svg:width="19cm" svg:height="2.4cm" svg:x="1.001cm" svg:y="1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2.339cm" svg:height="0.962cm" svg:x="1.903cm" svg:y="1.8cm">
          <draw:text-box>
            <text:p>TITRE</text:p>
          </draw:text-box>
        </draw:frame>
        <draw:custom-shape draw:style-name="gr2" draw:text-style-name="P2" draw:layer="layout" svg:width="1.6cm" svg:height="1.2cm" svg:x="17.703cm" svg:y="1.60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" draw:layer="layout" svg:width="15.2cm" svg:height="2.7cm" svg:x="2.9cm" svg:y="3.9cm">
          <text:p text:style-name="P2">Search and fil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" draw:layer="layout" svg:width="17.4cm" svg:height="4.4cm" svg:x="1.8cm" svg:y="7.9cm">
          <text:p text:style-name="P2">Produt img et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" draw:layer="layout" svg:width="17.4cm" svg:height="4.4cm" svg:x="1.8cm" svg:y="1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" draw:layer="layout" svg:width="17.4cm" svg:height="4.4cm" svg:x="1.8cm" svg:y="12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6" draw:layer="layout" svg:width="19cm" svg:height="2.3cm" svg:x="1.001cm" svg:y="26.401cm">
          <text:p text:style-name="P2">footer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5" draw:style-name="dp1" draw:master-page-name="Standard">
        <draw:custom-shape draw:style-name="gr1" draw:text-style-name="P1" draw:layer="layout" svg:width="19cm" svg:height="2.4cm" svg:x="1.002cm" svg:y="1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2.339cm" svg:height="0.962cm" svg:x="1.904cm" svg:y="1.8cm">
          <draw:text-box>
            <text:p>TITRE</text:p>
          </draw:text-box>
        </draw:frame>
        <draw:custom-shape draw:style-name="gr2" draw:text-style-name="P2" draw:layer="layout" svg:width="1.6cm" svg:height="1.2cm" svg:x="17.703cm" svg:y="1.60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2" draw:layer="layout" svg:width="15.9cm" svg:height="18.1cm" svg:x="2.55cm" svg:y="4.5cm">
          <text:p text:style-name="P2">formulai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6" draw:layer="layout" svg:width="19cm" svg:height="2.3cm" svg:x="1.002cm" svg:y="26.402cm">
          <text:p text:style-name="P2">footer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6:07:21.315184145</meta:creation-date>
    <dc:date>2017-03-07T16:55:58.693362975</dc:date>
    <meta:editing-duration>PT6M46S</meta:editing-duration>
    <meta:editing-cycles>1</meta:editing-cycles>
    <meta:generator>LibreOffice/5.1.6.2$Linux_X86_64 LibreOffice_project/10m0$Build-2</meta:generator>
    <meta:document-statistic meta:object-count="49"/>
  </office:meta>
</office:document-meta>
</file>